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solid" style:text-underline-width="auto" style:text-underline-color="font-color" fo:font-weight="bold" officeooo:rsid="00136894" officeooo:paragraph-rsid="00136894" style:font-size-asian="12pt" style:font-weight-asian="bold" style:font-size-complex="12pt" style:font-weight-complex="bold"/>
    </style:style>
    <style:style style:name="P2" style:family="paragraph" style:parent-style-name="Standard">
      <style:text-properties fo:font-size="12pt" style:text-underline-style="solid" style:text-underline-width="auto" style:text-underline-color="font-color" fo:font-weight="bold" officeooo:rsid="00136894" officeooo:paragraph-rsid="00136894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1pt" style:text-underline-style="none" fo:font-weight="normal" officeooo:rsid="0014a3cf" officeooo:paragraph-rsid="0014a3cf" style:font-size-asian="11pt" style:font-weight-asian="normal" style:font-size-complex="11pt" style:font-weight-complex="normal"/>
    </style:style>
    <style:style style:name="P4" style:family="paragraph" style:parent-style-name="Standard">
      <style:text-properties fo:font-size="11pt" style:text-underline-style="none" fo:font-weight="normal" officeooo:rsid="0019ebfd" officeooo:paragraph-rsid="0019ebfd" style:font-size-asian="11pt" style:font-weight-asian="normal" style:font-size-complex="11pt" style:font-weight-complex="normal"/>
    </style:style>
    <style:style style:name="P5" style:family="paragraph" style:parent-style-name="Standard">
      <style:text-properties fo:font-size="11pt" style:text-underline-style="none" fo:font-weight="normal" officeooo:rsid="00136894" officeooo:paragraph-rsid="00136894" style:font-size-asian="9.60000038146973pt" style:font-weight-asian="normal" style:font-size-complex="11pt" style:font-weight-complex="normal"/>
    </style:style>
    <style:style style:name="P6" style:family="paragraph" style:parent-style-name="Standard">
      <style:text-properties fo:font-size="11pt" style:text-underline-style="solid" style:text-underline-width="auto" style:text-underline-color="font-color" fo:font-weight="normal" officeooo:rsid="0014a3cf" officeooo:paragraph-rsid="0014a3cf" style:font-size-asian="11pt" style:font-weight-asian="normal" style:font-size-complex="11pt" style:font-weight-complex="normal"/>
    </style:style>
    <style:style style:name="P7" style:family="paragraph" style:parent-style-name="Standard">
      <style:text-properties fo:font-size="11pt" fo:language="en" fo:country="GB" style:text-underline-style="none" fo:font-weight="normal" officeooo:rsid="0010d32e" officeooo:paragraph-rsid="001568fc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8" style:family="paragraph" style:parent-style-name="Standard">
      <style:text-properties fo:font-size="11pt" fo:language="en" fo:country="GB" style:text-underline-style="none" fo:font-weight="normal" officeooo:rsid="0010d32e" officeooo:paragraph-rsid="0018a86f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9" style:family="paragraph" style:parent-style-name="Standard">
      <style:text-properties fo:font-variant="normal" fo:text-transform="none" fo:color="#202122" fo:font-size="11pt" fo:letter-spacing="normal" fo:language="en" fo:country="GB" style:text-underline-style="none" fo:font-weight="normal" officeooo:rsid="0018a86f" officeooo:paragraph-rsid="0018a86f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0" style:family="paragraph" style:parent-style-name="Standard">
      <style:text-properties fo:font-variant="normal" fo:text-transform="none" fo:color="#202122" fo:font-size="11pt" fo:letter-spacing="normal" fo:language="en" fo:country="GB" style:text-underline-style="none" fo:font-weight="normal" officeooo:rsid="001568fc" officeooo:paragraph-rsid="001568fc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T1" style:family="text">
      <style:text-properties fo:font-variant="normal" fo:text-transform="none" fo:color="#202122" fo:letter-spacing="normal"/>
    </style:style>
    <style:style style:name="T2" style:family="text">
      <style:text-properties fo:font-variant="normal" fo:text-transform="none" fo:color="#202122" fo:letter-spacing="normal" officeooo:rsid="001568fc"/>
    </style:style>
    <style:style style:name="T3" style:family="text">
      <style:text-properties fo:font-variant="normal" fo:text-transform="none" fo:color="#202122" fo:letter-spacing="normal" officeooo:rsid="00171551"/>
    </style:style>
    <style:style style:name="T4" style:family="text">
      <style:text-properties fo:font-variant="normal" fo:text-transform="none" fo:color="#202122" fo:letter-spacing="normal" officeooo:rsid="0018a86f"/>
    </style:style>
    <style:style style:name="T5" style:family="text">
      <style:text-properties fo:font-variant="normal" fo:text-transform="none" fo:color="#202122" fo:letter-spacing="normal" officeooo:rsid="0019ebfd"/>
    </style:style>
    <style:style style:name="T6" style:family="text">
      <style:text-properties officeooo:rsid="001a71f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de:</text:p>
      <text:p text:style-name="P1"/>
      <text:p text:style-name="P4">let value1 = 45;<text:line-break/>let value2 = 30;<text:line-break/><text:line-break/>function multiply(input1, input2) {<text:line-break/> <text:s text:c="3"/>let total = value1 * value2;<text:line-break/> <text:s text:c="3"/>return total;<text:line-break/>}<text:line-break/><text:line-break/>function minus(input1, input2) {<text:line-break/> <text:s text:c="3"/>let total = value1 - value2;<text:line-break/> <text:s text:c="3"/>return total;<text:line-break/>}<text:line-break/><text:line-break/>function divide(input1, input2) {<text:line-break/> <text:s text:c="3"/>let total = value1 / value2;<text:line-break/> <text:s text:c="3"/>return total;<text:line-break/>}<text:line-break/><text:line-break/>let valueMultiply = multiply(value1, value2);<text:line-break/>let valueMinus = minus(value1, value2);<text:line-break/>let valueDivide = divide(value1, value2);<text:line-break/><text:line-break/>console.log('If the total sum of the inputs are less than 50, the first value will be multiplied by the latter.');<text:line-break/>console.log('If the total sum of the inputs are equal to 50, the first value will taken away from the latter.');<text:line-break/>console.log('If the total sum of the inputs are greater than 50, the first value will be divided by the latter.');<text:line-break/>console.log();<text:line-break/><text:line-break/>if (value1 + value2 &lt; 50) {<text:line-break/> <text:s text:c="3"/>console.log('The sum of ' + value1 + ' and ' + value2 + ' is ' + (value1 + value2) + '.');<text:line-break/> <text:s text:c="3"/>console.log('This number is less than 50.');<text:line-break/> <text:s text:c="3"/>console.log('Therefore, ' + value1 + ' multiplied by ' + value2 + ' is: ' + valueMultiply);<text:line-break/>} else if (value1 + value2 === 50) {<text:line-break/> <text:s text:c="3"/>console.log('The sum of ' + value1 + ' and ' + value2 + ' is ' + (value1 + value2));<text:line-break/> <text:s text:c="3"/>console.log('This number is equal to 50.');<text:line-break/> <text:s text:c="3"/>console.log('Therefore, ' + value<text:span text:style-name="T6">2</text:span> + ' taken away from ' + value<text:span text:style-name="T6">1</text:span> + ' is: ' + valueMinus);<text:line-break/>} else if (value1 + value2 &gt; 50) {<text:line-break/> <text:s text:c="3"/>console.log('The sum of ' + value1 + ' and ' + value2 + ' is ' + (value1 + value2));<text:line-break/> <text:s text:c="3"/>console.log('This number is greater 50.');<text:line-break/> <text:s text:c="3"/>console.log('Therefore, ' + value1 + ' divided by ' + value2 + ' is: ' + valueDivide);<text:line-break/>} else {<text:line-break/> <text:s text:c="3"/>console.log('You have entered an invalid input.');<text:line-break/>}</text:p>
      <text:p text:style-name="P3"/>
      <text:p text:style-name="P6">Output:</text:p>
      <text:p text:style-name="P6"/>
      <text:p text:style-name="P3">If the total sum of the inputs are less than 50, the first value will be multiplied by the latter.</text:p>
      <text:p text:style-name="P3">If the total sum of the inputs are equal to 50, the first value will taken away from the latter.</text:p>
      <text:p text:style-name="P3">If the total sum of the inputs are greater than 50, the first value will be divided by the latter.</text:p>
      <text:p text:style-name="P3"/>
      <text:p text:style-name="P3">The sum of 45 and 30 is 75</text:p>
      <text:p text:style-name="P3">This number is greater 50.</text:p>
      <text:p text:style-name="P3">Therefore, 45 divided by 30 is: 1.5</text:p>
      <text:p text:style-name="P3"/>
      <text:p text:style-name="P2">Explanation:</text:p>
      <text:p text:style-name="P2"/>
      <text:p text:style-name="P7"><text:soft-page-break/><text:span text:style-name="T1">– </text:span><text:span text:style-name="T2">Lines #4, #9 and #14 create the 'multiply', '</text:span><text:span text:style-name="T5">minus</text:span><text:span text:style-name="T2">' and 'divide' functions. </text:span><text:span text:style-name="T3">They accept two inputs, and then create the variable 'total' which is the two inputs with the respective operation (*, -, or /) applied.</text:span></text:p>
      <text:p text:style-name="P8"><text:span text:style-name="T3">– </text:span><text:span text:style-name="T4">Lines #19 – 21 create the variables 'valueMultiply', 'value</text:span><text:span text:style-name="T5">Minus</text:span><text:span text:style-name="T4">' and 'valueDivide'. These are the output of the earlier functions with the variables 'value1' and 'value2' fed into them.</text:span></text:p>
      <text:p text:style-name="P9">– The rest of the program is an if/if-else/else statement that looks at the sum of 'value1' and 'value2' and then call on the relevant function.</text:p>
      <text:p text:style-name="P10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M32S</meta:editing-duration>
    <meta:editing-cycles>10</meta:editing-cycles>
    <meta:generator>LibreOffice/5.0.4.2$Windows_x86 LibreOffice_project/2b9802c1994aa0b7dc6079e128979269cf95bc78</meta:generator>
    <dc:date>2022-07-06T22:29:45.921000000</dc:date>
    <meta:document-statistic meta:table-count="0" meta:image-count="0" meta:object-count="0" meta:page-count="2" meta:paragraph-count="13" meta:word-count="460" meta:character-count="2601" meta:non-whitespace-character-count="2080"/>
    <meta:user-defined meta:name="Info 1"/>
    <meta:user-defined meta:name="Info 2"/>
    <meta:user-defined meta:name="Info 3"/>
    <meta:user-defined meta:name="Info 4"/>
  </office:meta>
</office:document-meta>
</file>